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Verdana" svg:font-family="Verdan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43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4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44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4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4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Excel_32_Built-in_32_Comma" style:data-style-name="N44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4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43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4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4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43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Default" style:data-style-name="N46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Excel_32_Built-in_32_Comma" style:data-style-name="N47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7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8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79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0" style:family="table-cell" style:parent-style-name="Normal_32_2" style:data-style-name="N4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1" style:family="table-cell" style:parent-style-name="Normal_32_2" style:data-style-name="N0">
      <style:table-cell-properties style:vertical-align="middle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82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3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4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5" style:family="table-cell" style:parent-style-name="Normal_32_2" style:data-style-name="N41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86" style:family="table-cell" style:parent-style-name="Normal_32_2" style:data-style-name="N41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7" style:family="table-cell" style:parent-style-name="Normal_32_2" style:data-style-name="N4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88" style:family="table-cell" style:parent-style-name="Normal_32_2" style:data-style-name="N41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9" style:family="table-cell" style:parent-style-name="Normal_32_2" style:data-style-name="N41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1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2" style:family="table-cell" style:parent-style-name="Normal_32_2" style:data-style-name="N4">
      <style:table-cell-properties style:vertical-align="automatic" fo:background-color="transparent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9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4" style:family="table-cell" style:parent-style-name="Millares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5" style:family="table-cell" style:parent-style-name="Normal_32_2" style:data-style-name="N3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6" style:family="table-cell" style:parent-style-name="Millares" style:data-style-name="N42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7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9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0" style:family="table-cell" style:parent-style-name="Normal_32_2" style:data-style-name="N4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fo:background-color="transparent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06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7" style:family="table-cell" style:parent-style-name="Default" style:data-style-name="N36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110" style:family="table-cell" style:parent-style-name="Default" style:data-style-name="N37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1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13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7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8" style:family="table-cell" style:parent-style-name="Default" style:data-style-name="N39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9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20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21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7.27604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0.211666666666667cm"/>
    </style:style>
    <style:style style:name="co13" style:family="table-column">
      <style:table-column-properties fo:break-before="auto" style:column-width="4.18041666666667cm"/>
    </style:style>
    <style:style style:name="co14" style:family="table-column">
      <style:table-column-properties fo:break-before="auto" style:column-width="0.185208333333333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8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8">
            <text:p>Patrimonio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1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number-columns-spanned="1" table:number-rows-spanned="2" table:style-name="ce73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5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1.01.01</text:p>
          </table:table-cell>
          <table:table-cell office:value-type="string" table:style-name="ce21">
            <text:p>Capital Social</text:p>
          </table:table-cell>
          <table:table-cell table:style-name="ce22"/>
          <table:table-cell office:value-type="float" office:value="4068199" table:style-name="ce23">
            <text:p>4.068.19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068199" table:formula="of:=[.D10]+[.E10]-[.F10]" table:style-name="ce26">
            <text:p>4.068.199</text:p>
          </table:table-cell>
          <table:table-cell office:value-type="string" table:style-name="ce20">
            <text:p>3.1.01.01</text:p>
          </table:table-cell>
          <table:table-cell office:value-type="string" table:style-name="ce21">
            <text:p>Capital Social</text:p>
          </table:table-cell>
          <table:table-cell office:value-type="float" office:value="3661400" table:style-name="ce27">
            <text:p>3.661.400</text:p>
          </table:table-cell>
          <table:table-cell office:value-type="float" office:value="406799" table:formula="of:=+[.G10]-[.J10]" table:style-name="ce28">
            <text:p>406799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1.01.02</text:p>
          </table:table-cell>
          <table:table-cell office:value-type="string" table:style-name="ce21">
            <text:p>Aporte para Futuras Capitalizaciones</text:p>
          </table:table-cell>
          <table:table-cell table:style-name="ce29"/>
          <table:table-cell table:style-name="ce25"/>
          <table:table-cell table:style-name="ce24"/>
          <table:table-cell table:style-name="ce25"/>
          <table:table-cell table:style-name="ce26"/>
          <table:table-cell office:value-type="string" table:style-name="ce20">
            <text:p>3.1.01.02</text:p>
          </table:table-cell>
          <table:table-cell office:value-type="string" table:style-name="ce21">
            <text:p>Aporte para Futuras Capitalizaciones</text:p>
          </table:table-cell>
          <table:table-cell office:value-type="float" office:value="406799.86" table:style-name="ce25">
            <text:p>406.800</text:p>
          </table:table-cell>
          <table:table-cell office:value-type="float" office:value="-406799.86" table:formula="of:=+[.G11]-[.J11]" table:style-name="ce28">
            <text:p>(406800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3.03.01</text:p>
          </table:table-cell>
          <table:table-cell office:value-type="string" table:style-name="ce21">
            <text:p>Reserva para Aplicación de NIIF</text:p>
          </table:table-cell>
          <table:table-cell table:style-name="ce29"/>
          <table:table-cell office:value-type="float" office:value="-56932.01" table:style-name="ce25">
            <text:p>-56.93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-56932.01" table:formula="of:=[.D12]+[.E12]-[.F12]" table:style-name="ce26">
            <text:p>-56.932</text:p>
          </table:table-cell>
          <table:table-cell office:value-type="string" table:style-name="ce20">
            <text:p>3.3.03.01</text:p>
          </table:table-cell>
          <table:table-cell office:value-type="string" table:style-name="ce21">
            <text:p>Reserva para Aplicación de NIIF</text:p>
          </table:table-cell>
          <table:table-cell office:value-type="float" office:value="-56932.01" table:style-name="ce25">
            <text:p>-56.932</text:p>
          </table:table-cell>
          <table:table-cell office:value-type="float" office:value="0" table:formula="of:=+[.G12]-[.J12]" table:style-name="ce28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2.01.01</text:p>
          </table:table-cell>
          <table:table-cell office:value-type="string" table:style-name="ce21">
            <text:p>Reserva Legal</text:p>
          </table:table-cell>
          <table:table-cell table:style-name="ce29"/>
          <table:table-cell office:value-type="float" office:value="119574.17" table:style-name="ce25">
            <text:p>119.57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19574.17" table:formula="of:=[.D13]+[.E13]-[.F13]" table:style-name="ce26">
            <text:p>119.574</text:p>
          </table:table-cell>
          <table:table-cell office:value-type="string" table:style-name="ce20">
            <text:p>3.2.01.01</text:p>
          </table:table-cell>
          <table:table-cell office:value-type="string" table:style-name="ce21">
            <text:p>Reserva Legal</text:p>
          </table:table-cell>
          <table:table-cell office:value-type="float" office:value="104043.49" table:style-name="ce25">
            <text:p>104.043</text:p>
          </table:table-cell>
          <table:table-cell office:value-type="float" office:value="15530.679999999993" table:formula="of:=+[.G13]-[.J13]" table:style-name="ce28">
            <text:p>15531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3.01</text:p>
          </table:table-cell>
          <table:table-cell office:value-type="string" table:style-name="ce21">
            <text:p>Utilidad/Perdida Acumuladas</text:p>
          </table:table-cell>
          <table:table-cell table:style-name="ce29"/>
          <table:table-cell office:value-type="float" office:value="-3833498.64" table:style-name="ce25">
            <text:p>-3.833.49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-3833498.64" table:formula="of:=[.D14]+[.E14]-[.F14]" table:style-name="ce26">
            <text:p>-3.833.499</text:p>
          </table:table-cell>
          <table:table-cell office:value-type="string" table:style-name="ce20">
            <text:p>3.3.01</text:p>
          </table:table-cell>
          <table:table-cell office:value-type="string" table:style-name="ce21">
            <text:p>Utilidad/Perdida Acumuladas</text:p>
          </table:table-cell>
          <table:table-cell office:value-type="float" office:value="-3922538.48" table:style-name="ce25">
            <text:p>-3.922.538</text:p>
          </table:table-cell>
          <table:table-cell office:value-type="float" office:value="89039.839999999851" table:formula="of:=+[.G14]-[.J14]" table:style-name="ce28">
            <text:p>89040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4.01</text:p>
          </table:table-cell>
          <table:table-cell office:value-type="string" table:style-name="ce21">
            <text:p>Superavit por Revaluación P.P.E.</text:p>
          </table:table-cell>
          <table:table-cell table:style-name="ce29"/>
          <table:table-cell office:value-type="float" office:value="202047.26" table:style-name="ce25">
            <text:p>202.047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02047.26" table:formula="of:=[.D15]+[.E15]-[.F15]" table:style-name="ce26">
            <text:p>202.047</text:p>
          </table:table-cell>
          <table:table-cell office:value-type="string" table:style-name="ce20">
            <text:p>3.4.01</text:p>
          </table:table-cell>
          <table:table-cell office:value-type="string" table:style-name="ce21">
            <text:p>Superavit por Revaluación P.P.E.</text:p>
          </table:table-cell>
          <table:table-cell office:value-type="float" office:value="202047.26" table:style-name="ce25">
            <text:p>202.047</text:p>
          </table:table-cell>
          <table:table-cell office:value-type="float" office:value="0" table:formula="of:=+[.G15]-[.J15]" table:style-name="ce28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3.4.01.01</text:p>
          </table:table-cell>
          <table:table-cell office:value-type="string" table:style-name="ce21">
            <text:p>Utilidades Retenidas</text:p>
          </table:table-cell>
          <table:table-cell table:style-name="ce29"/>
          <table:table-cell office:value-type="float" office:value="214692.86" table:style-name="ce25">
            <text:p>214.69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14692.86" table:formula="of:=[.D16]+[.E16]-[.F16]" table:style-name="ce26">
            <text:p>214.693</text:p>
          </table:table-cell>
          <table:table-cell office:value-type="string" table:style-name="ce20">
            <text:p>3.4.01.01</text:p>
          </table:table-cell>
          <table:table-cell office:value-type="string" table:style-name="ce21">
            <text:p>Utilidades Retenidas</text:p>
          </table:table-cell>
          <table:table-cell office:value-type="float" office:value="229706.02" table:style-name="ce25">
            <text:p>229.706</text:p>
          </table:table-cell>
          <table:table-cell office:value-type="float" office:value="-15013.160000000003" table:formula="of:=+[.G16]-[.J16]" table:style-name="ce28">
            <text:p>(15013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0"/>
          <table:table-cell table:number-columns-repeated="2" table:style-name="ce31"/>
          <table:table-cell table:number-columns-repeated="3"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714082.64" table:formula="of:=SUM([.D9:.D17])" table:style-name="ce40">
            <text:p>714.083</text:p>
          </table:table-cell>
          <table:table-cell office:value-type="float" office:value="0" table:formula="of:=SUM([.E9:.E17])" table:style-name="ce40">
            <text:p>0</text:p>
          </table:table-cell>
          <table:table-cell office:value-type="float" office:value="0" table:formula="of:=SUM([.F9:.F17])" table:style-name="ce40">
            <text:p>0</text:p>
          </table:table-cell>
          <table:table-cell office:value-type="float" office:value="714082.64" table:formula="of:=SUM([.G9:.G17])" table:style-name="ce40">
            <text:p>714.083</text:p>
          </table:table-cell>
          <table:table-cell table:number-columns-repeated="2" table:style-name="ce41"/>
          <table:table-cell office:value-type="float" office:value="624526.14000000036" table:formula="of:=SUM([.J9:.J17])" table:style-name="ce40">
            <text:p>624.526</text:p>
          </table:table-cell>
          <table:table-cell office:value-type="float" office:value="-0.85999999998603016" table:formula="of:=SUM([.K9:.K11])" table:style-name="ce42">
            <text:p>(1)</text:p>
          </table:table-cell>
          <table:table-cell table:style-name="ce43"/>
          <table:table-cell table:number-columns-repeated="16372" table:style-name="ce44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5"/>
          <table:table-cell office:value-type="string" table:style-name="ce46">
            <text:p>Saldo al</text:p>
          </table:table-cell>
          <table:table-cell office:value-type="string" table:style-name="ce47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8">
            <text:p>Nota a los estados financieros:</text:p>
          </table:table-cell>
          <table:table-cell table:style-name="ce48"/>
          <table:table-cell office:value-type="date" office:date-value="2021-12-31T00:00:00" table:style-name="ce49">
            <text:p>31/12/2021</text:p>
          </table:table-cell>
          <table:table-cell office:value-type="date" office:date-value="2020-12-31T00:00:00" table:style-name="ce50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1"/>
          <table:table-cell table:style-name="ce52"/>
          <table:table-cell table:style-name="ce53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4">
            <text:p>Capital Social</text:p>
          </table:table-cell>
          <table:table-cell table:style-name="ce54"/>
          <table:table-cell office:value-type="float" office:value="4068199" table:formula="of:=[.G10]" table:style-name="ce55">
            <text:p>4.068.199</text:p>
          </table:table-cell>
          <table:table-cell office:value-type="float" office:value="3661400" table:formula="of:=[.J10]" table:style-name="ce55">
            <text:p>3.661.40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4">
            <text:p>Aporte para Futuras Capitalizaciones</text:p>
          </table:table-cell>
          <table:table-cell table:style-name="ce54"/>
          <table:table-cell office:value-type="float" office:value="0" table:formula="of:=[.G11]" table:style-name="ce55">
            <text:p>0</text:p>
          </table:table-cell>
          <table:table-cell office:value-type="float" office:value="406799.86" table:formula="of:=[.J11]" table:style-name="ce55">
            <text:p>406.80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4">
            <text:p>Reserva Legal</text:p>
          </table:table-cell>
          <table:table-cell table:style-name="ce54"/>
          <table:table-cell office:value-type="float" office:value="119574.17" table:formula="of:=[.G13]" table:style-name="ce55">
            <text:p>119.574</text:p>
          </table:table-cell>
          <table:table-cell office:value-type="float" office:value="104043.49" table:formula="of:=[.J13]" table:style-name="ce55">
            <text:p>104.04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Sub Total</text:p>
          </table:table-cell>
          <table:table-cell table:style-name="ce54"/>
          <table:table-cell office:value-type="float" office:value="4187773.17" table:formula="of:=SUM([.D23:.D25])" table:style-name="ce57">
            <text:p>4.187.773</text:p>
          </table:table-cell>
          <table:table-cell office:value-type="float" office:value="4172243.35" table:formula="of:=SUM([.E23:.E25])" table:style-name="ce57">
            <text:p>4.172.24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4"/>
          <table:table-cell table:number-columns-repeated="2" table:style-name="ce55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Déficit Acumulado</text:p>
          </table:table-cell>
          <table:table-cell table:style-name="ce54"/>
          <table:table-cell table:number-columns-repeated="2" table:style-name="ce55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Perdidas Acumuladas</text:p>
          </table:table-cell>
          <table:table-cell table:style-name="ce54"/>
          <table:table-cell office:value-type="float" office:value="-3833498.64" table:formula="of:=[.G14]" table:style-name="ce55">
            <text:p>-3.833.499</text:p>
          </table:table-cell>
          <table:table-cell office:value-type="float" office:value="-3922538.48" table:formula="of:=[.J14]" table:style-name="ce55">
            <text:p>-3.922.538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Reserva para Aplicación de NIIF</text:p>
          </table:table-cell>
          <table:table-cell table:style-name="ce54"/>
          <table:table-cell office:value-type="float" office:value="-56932.01" table:formula="of:=[.G12]" table:style-name="ce55">
            <text:p>-56.932</text:p>
          </table:table-cell>
          <table:table-cell office:value-type="float" office:value="-56932.01" table:formula="of:=[.J12]" table:style-name="ce55">
            <text:p>-56.93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Superavit por Revaluación P.P.E.</text:p>
          </table:table-cell>
          <table:table-cell table:style-name="ce54"/>
          <table:table-cell office:value-type="float" office:value="202047.26" table:formula="of:=[.G15]" table:style-name="ce55">
            <text:p>202.047</text:p>
          </table:table-cell>
          <table:table-cell office:value-type="float" office:value="202047.26" table:formula="of:=[.J15]" table:style-name="ce55">
            <text:p>202.04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Sub Total</text:p>
          </table:table-cell>
          <table:table-cell table:style-name="ce54"/>
          <table:table-cell office:value-type="float" office:value="-3688383.3899999997" table:formula="of:=SUM([.D29:.D31])" table:style-name="ce57">
            <text:p>-3.688.383</text:p>
          </table:table-cell>
          <table:table-cell office:value-type="float" office:value="-3777423.2299999995" table:formula="of:=SUM([.E29:.E31])" table:style-name="ce57">
            <text:p>-3.777.42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style-name="ce58"/>
          <table:table-cell table:style-name="ce54"/>
          <table:table-cell table:number-columns-repeated="2" table:style-name="ce55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4">
            <text:p>Utilidades del Periodo</text:p>
          </table:table-cell>
          <table:table-cell table:style-name="ce54"/>
          <table:table-cell office:value-type="float" office:value="214692.86" table:formula="of:=[.G16]" table:style-name="ce55">
            <text:p>214.693</text:p>
          </table:table-cell>
          <table:table-cell office:value-type="float" office:value="229706.02" table:formula="of:=[.J16]" table:style-name="ce55">
            <text:p>229.70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4"/>
          <table:table-cell table:number-columns-repeated="2" table:style-name="ce59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0">
            <text:p>Total</text:p>
          </table:table-cell>
          <table:table-cell table:style-name="ce61"/>
          <table:table-cell office:value-type="float" office:value="714082.64000000025" table:formula="of:=[.D26]+[.D32]+[.D34]" table:style-name="ce40">
            <text:p>714.083</text:p>
          </table:table-cell>
          <table:table-cell office:value-type="float" office:value="624526.1400000006" table:formula="of:=[.E26]+[.E32]+[.E34]" table:style-name="ce40">
            <text:p>624.52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2">
            <text:p>Fuente:</text:p>
          </table:table-cell>
          <table:table-cell table:number-columns-repeated="9" table:style-name="ce63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Trabajo realizado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Conclusiones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23" table:style-name="ro4">
          <table:table-cell table:number-columns-repeated="16384"/>
        </table:table-row>
      </table:table>
      <table:table table:name="Movimiento" table:style-name="ta2">
        <table:table-column table:style-name="co9" table:default-cell-style-name="ce76"/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2" table:default-cell-style-name="ce79"/>
        <table:table-column table:style-name="co11" table:default-cell-style-name="ce79"/>
        <table:table-column table:style-name="co14" table:default-cell-style-name="ce79"/>
        <table:table-column table:style-name="co11" table:default-cell-style-name="ce79"/>
        <table:table-column table:style-name="co12" table:default-cell-style-name="ce79"/>
        <table:table-column table:style-name="co11" table:default-cell-style-name="ce79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2" table:default-cell-style-name="ce76"/>
        <table:table-column table:style-name="co11" table:default-cell-style-name="ce76"/>
        <table:table-column table:style-name="co14" table:default-cell-style-name="ce76"/>
        <table:table-column table:style-name="co11" table:default-cell-style-name="ce76"/>
        <table:table-column table:style-name="co12" table:default-cell-style-name="ce76"/>
        <table:table-column table:style-name="co11" table:default-cell-style-name="ce76"/>
        <table:table-column table:style-name="co6" table:default-cell-style-name="ce76"/>
        <table:table-column table:style-name="co15" table:number-columns-repeated="244" table:default-cell-style-name="ce76"/>
        <table:table-row table:style-name="ro5">
          <table:table-cell table:style-name="ce76"/>
          <table:table-cell office:value-type="string" table:number-columns-spanned="10" table:number-rows-spanned="1" table:style-name="ce101">
            <text:p>LINKOTEL S.A.</text:p>
          </table:table-cell>
          <table:covered-table-cell table:number-columns-repeated="9"/>
          <table:table-cell table:style-name="ce78"/>
          <table:table-cell table:number-columns-repeated="16372"/>
        </table:table-row>
        <table:table-row table:style-name="ro5">
          <table:table-cell table:style-name="ce76"/>
          <table:table-cell office:value-type="string" table:number-columns-spanned="10" table:number-rows-spanned="1" table:style-name="ce101">
            <text:p>MOVIMIENTO DEL PATRIMONIO</text:p>
          </table:table-cell>
          <table:covered-table-cell table:number-columns-repeated="9"/>
          <table:table-cell table:style-name="ce78"/>
          <table:table-cell table:number-columns-repeated="16372"/>
        </table:table-row>
        <table:table-row table:style-name="ro6">
          <table:table-cell table:style-name="ce76"/>
          <table:table-cell office:value-type="string" table:number-columns-spanned="10" table:number-rows-spanned="1" table:style-name="ce102">
            <text:p>Al 31 de diciembre del 2021</text:p>
          </table:table-cell>
          <table:covered-table-cell table:number-columns-repeated="9"/>
          <table:table-cell table:style-name="ce78"/>
          <table:table-cell table:number-columns-repeated="16372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number-columns-repeated="16373" table:style-name="ce76"/>
        </table:table-row>
        <table:table-row table:style-name="ro7">
          <table:table-cell table:style-name="ce81"/>
          <table:table-cell office:value-type="string" table:style-name="ce82">
            <text:p>CONCEPTO</text:p>
          </table:table-cell>
          <table:table-cell office:value-type="string" table:style-name="ce83">
            <text:p>CAPITAL SOCIAL</text:p>
          </table:table-cell>
          <table:table-cell table:style-name="ce82"/>
          <table:table-cell office:value-type="string" table:style-name="ce83">
            <text:p>APORTES FUTURAS CAPITALIZACIONES</text:p>
          </table:table-cell>
          <table:table-cell table:style-name="ce82"/>
          <table:table-cell office:value-type="string" table:style-name="ce83">
            <text:p>RESERVA LEGAL</text:p>
          </table:table-cell>
          <table:table-cell table:style-name="ce82"/>
          <table:table-cell office:value-type="string" table:style-name="ce83">
            <text:p>DÉFICIT ACUMULADO</text:p>
          </table:table-cell>
          <table:table-cell table:style-name="ce82"/>
          <table:table-cell office:value-type="string" table:style-name="ce82">
            <text:p>TOTAL</text:p>
          </table:table-cell>
          <table:table-cell table:style-name="ce84"/>
          <table:table-cell table:style-name="ce81"/>
          <table:table-cell table:style-name="ce81">
            <draw:custom-shape svg:x="0in" svg:y="0in" svg:width="0.01042in" svg:height="0in" draw:z-index="1" draw:id="id0" draw:style-name="a2" draw:name="Rectangl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 table:style-name="ce81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number-columns-repeated="16373" table:style-name="ce76"/>
        </table:table-row>
        <table:table-row table:style-name="ro5" table:visibility="collapse">
          <table:table-cell table:style-name="ce85"/>
          <table:table-cell office:value-type="string" table:style-name="ce86">
            <text:p>Saldos al 1 de enero de 2019</text:p>
          </table:table-cell>
          <table:table-cell office:value-type="float" office:value="3661400" table:style-name="ce86">
            <text:p>3.661.400</text:p>
          </table:table-cell>
          <table:table-cell table:style-name="ce86"/>
          <table:table-cell office:value-type="float" office:value="406800" table:style-name="ce86">
            <text:p>406.800</text:p>
          </table:table-cell>
          <table:table-cell table:style-name="ce86"/>
          <table:table-cell office:value-type="float" office:value="0" table:style-name="ce86">
            <text:p>0</text:p>
          </table:table-cell>
          <table:table-cell table:style-name="ce86"/>
          <table:table-cell office:value-type="float" office:value="-4926504" table:formula="of:=-3673359-1253145" table:style-name="ce86">
            <text:p>-4.926.504</text:p>
          </table:table-cell>
          <table:table-cell table:style-name="ce86"/>
          <table:table-cell office:value-type="float" office:value="-858304" table:formula="of:=SUM([.C7:.J7])" table:style-name="ce86">
            <text:p>-858.304</text:p>
          </table:table-cell>
          <table:table-cell office:value-type="string" table:style-name="ce87">
            <text:p><text:s/></text:p>
          </table:table-cell>
          <table:table-cell table:number-columns-repeated="16372"/>
        </table:table-row>
        <table:table-row table:style-name="ro5" table:visibility="collapse">
          <table:table-cell table:style-name="ce85"/>
          <table:table-cell table:number-columns-repeated="10" table:style-name="ce86"/>
          <table:table-cell table:style-name="ce87"/>
          <table:table-cell table:number-columns-repeated="16372"/>
        </table:table-row>
        <table:table-row table:style-name="ro5" table:visibility="collapse">
          <table:table-cell table:style-name="ce85"/>
          <table:table-cell office:value-type="string" table:style-name="ce88">
            <text:p>Utilidad neta</text:p>
          </table:table-cell>
          <table:table-cell table:number-columns-repeated="6" table:style-name="ce88"/>
          <table:table-cell office:value-type="float" office:value="1404435" table:style-name="ce88">
            <text:p>1.404.435</text:p>
          </table:table-cell>
          <table:table-cell table:style-name="ce88"/>
          <table:table-cell office:value-type="float" office:value="1404435" table:formula="of:=SUM([.C9:.J9])" table:style-name="ce88">
            <text:p>1.404.435</text:p>
          </table:table-cell>
          <table:table-cell table:number-columns-repeated="16373" table:style-name="ce76"/>
        </table:table-row>
        <table:table-row table:style-name="ro5" table:visibility="collapse">
          <table:table-cell table:style-name="ce85"/>
          <table:table-cell office:value-type="string" table:style-name="ce88">
            <text:p>Ajuste en activos diferidos</text:p>
          </table:table-cell>
          <table:table-cell table:number-columns-repeated="6" table:style-name="ce88"/>
          <table:table-cell office:value-type="float" office:value="-78647" table:style-name="ce88">
            <text:p>-78.647</text:p>
          </table:table-cell>
          <table:table-cell table:style-name="ce88"/>
          <table:table-cell office:value-type="float" office:value="-78647" table:formula="of:=SUM([.C10:.J10])" table:style-name="ce88">
            <text:p>-78.647</text:p>
          </table:table-cell>
          <table:table-cell table:number-columns-repeated="16373" table:style-name="ce76"/>
        </table:table-row>
        <table:table-row table:style-name="ro5" table:visibility="collapse">
          <table:table-cell table:style-name="ce85"/>
          <table:table-cell office:value-type="string" table:style-name="ce88">
            <text:p>Ajuste en activos fijos</text:p>
          </table:table-cell>
          <table:table-cell table:number-columns-repeated="6" table:style-name="ce88"/>
          <table:table-cell office:value-type="float" office:value="-72643" table:style-name="ce88">
            <text:p>-72.643</text:p>
          </table:table-cell>
          <table:table-cell table:style-name="ce88"/>
          <table:table-cell office:value-type="float" office:value="-72643" table:formula="of:=SUM([.C11:.J11])" table:style-name="ce88">
            <text:p>-72.643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6">
            <text:p>Saldos al 31 de diciembre de 2019</text:p>
          </table:table-cell>
          <table:table-cell office:value-type="float" office:value="3661400" table:formula="of:=SUM([.C7:.C11])" table:style-name="ce89">
            <text:p>3.661.400</text:p>
          </table:table-cell>
          <table:table-cell table:style-name="ce86"/>
          <table:table-cell office:value-type="float" office:value="406800" table:formula="of:=SUM([.E7:.E11])" table:style-name="ce89">
            <text:p>406.800</text:p>
          </table:table-cell>
          <table:table-cell table:style-name="ce86"/>
          <table:table-cell office:value-type="float" office:value="0" table:formula="of:=SUM([.G7:.G11])" table:style-name="ce89">
            <text:p>0</text:p>
          </table:table-cell>
          <table:table-cell table:style-name="ce86"/>
          <table:table-cell office:value-type="float" office:value="-3673359" table:formula="of:=SUM([.I7:.I11])" table:style-name="ce89">
            <text:p>-3.673.359</text:p>
          </table:table-cell>
          <table:table-cell table:style-name="ce86"/>
          <table:table-cell office:value-type="float" office:value="394841" table:formula="of:=SUM([.K7:.K11])" table:style-name="ce89">
            <text:p>394.841</text:p>
          </table:table-cell>
          <table:table-cell table:style-name="ce87"/>
          <table:table-cell table:number-columns-repeated="16372"/>
        </table:table-row>
        <table:table-row table:style-name="ro5">
          <table:table-cell table:style-name="ce85"/>
          <table:table-cell table:number-columns-repeated="10" table:style-name="ce88"/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Efecto de implementacion de NIIF 9</text:p>
          </table:table-cell>
          <table:table-cell table:number-columns-repeated="6" table:style-name="ce88"/>
          <table:table-cell office:value-type="float" office:value="-50758" table:style-name="ce88">
            <text:p>-50.758</text:p>
          </table:table-cell>
          <table:table-cell table:style-name="ce88"/>
          <table:table-cell office:value-type="float" office:value="-50758" table:formula="of:=SUM([.C14:.J14])" table:style-name="ce88">
            <text:p>-50.758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Apropiacion a reserva letal</text:p>
          </table:table-cell>
          <table:table-cell table:number-columns-repeated="4" table:style-name="ce88"/>
          <table:table-cell office:value-type="float" office:value="104043" table:style-name="ce88">
            <text:p>104.043</text:p>
          </table:table-cell>
          <table:table-cell table:style-name="ce88"/>
          <table:table-cell office:value-type="float" office:value="-104043" table:style-name="ce88">
            <text:p>-104.043</text:p>
          </table:table-cell>
          <table:table-cell table:style-name="ce88"/>
          <table:table-cell office:value-type="float" office:value="0" table:formula="of:=SUM([.C15:.J15])" table:style-name="ce88">
            <text:p>0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8">
            <text:p>Utilidad neta</text:p>
          </table:table-cell>
          <table:table-cell table:style-name="ce90"/>
          <table:table-cell table:style-name="ce88"/>
          <table:table-cell table:style-name="ce90"/>
          <table:table-cell table:style-name="ce88"/>
          <table:table-cell table:style-name="ce90"/>
          <table:table-cell table:style-name="ce88"/>
          <table:table-cell office:value-type="float" office:value="155307" table:formula="of:=+['file:///C:/Users/Carlos%20Almeida/Documents/GitHub/LINKOTEL-2020/FASE%20III%20-%20Informes/9320%20Informe%20de%20auditoria/Informe%20de%20auditoria,%20Linkotel%202020.xls'#ESTADO_SIT__Y_RESULTADOS_2020.D120]" table:style-name="ce90">
            <text:p>155.307</text:p>
          </table:table-cell>
          <table:table-cell table:style-name="ce88"/>
          <table:table-cell office:value-type="float" office:value="155307" table:formula="of:=SUM([.C16:.J16])" table:style-name="ce90">
            <text:p>155.307</text:p>
          </table:table-cell>
          <table:table-cell table:number-columns-repeated="16373" table:style-name="ce76"/>
        </table:table-row>
        <table:table-row table:style-name="ro5">
          <table:table-cell table:style-name="ce85"/>
          <table:table-cell office:value-type="string" table:style-name="ce86">
            <text:p>Saldos al 31 de diciembre de 2020</text:p>
          </table:table-cell>
          <table:table-cell office:value-type="float" office:value="3661400" table:formula="of:=SUM([.C12:.C16])" table:style-name="ce91">
            <text:p>3.661.400</text:p>
          </table:table-cell>
          <table:table-cell table:style-name="ce86"/>
          <table:table-cell office:value-type="float" office:value="406800" table:formula="of:=SUM([.E12:.E16])" table:style-name="ce91">
            <text:p>406.800</text:p>
          </table:table-cell>
          <table:table-cell table:style-name="ce86"/>
          <table:table-cell office:value-type="float" office:value="104043" table:formula="of:=SUM([.G12:.G16])" table:style-name="ce91">
            <text:p>104.043</text:p>
          </table:table-cell>
          <table:table-cell table:style-name="ce86"/>
          <table:table-cell office:value-type="float" office:value="-3672853" table:formula="of:=SUM([.I12:.I16])" table:style-name="ce91">
            <text:p>-3.672.853</text:p>
          </table:table-cell>
          <table:table-cell table:style-name="ce86"/>
          <table:table-cell office:value-type="float" office:value="499390" table:formula="of:=SUM([.K12:.K16])" table:style-name="ce91">
            <text:p>499.390</text:p>
          </table:table-cell>
          <table:table-cell table:style-name="ce87"/>
          <table:table-cell table:number-columns-repeated="16372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79">
            <text:p>Aumento de capital</text:p>
          </table:table-cell>
          <table:table-cell office:value-type="float" office:value="406800" table:style-name="ce95">
            <text:p>406.800</text:p>
          </table:table-cell>
          <table:table-cell table:style-name="ce95"/>
          <table:table-cell office:value-type="float" office:value="-406800" table:style-name="ce95">
            <text:p>-406.800</text:p>
          </table:table-cell>
          <table:table-cell table:number-columns-repeated="5" table:style-name="ce80"/>
          <table:table-cell office:value-type="float" office:value="0" table:formula="of:=SUM([.C19:.I19])" table:style-name="ce94">
            <text:p><text:s/>-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93">
            <text:p>Utilidad neta</text:p>
          </table:table-cell>
          <table:table-cell table:number-columns-repeated="6" table:style-name="ce77"/>
          <table:table-cell office:value-type="float" office:value="99042" table:style-name="ce94">
            <text:p><text:s/>99.042<text:s/></text:p>
          </table:table-cell>
          <table:table-cell table:style-name="ce77"/>
          <table:table-cell office:value-type="float" office:value="99042" table:formula="of:=SUM([.C20:.I20])" table:style-name="ce94">
            <text:p><text:s/>99.042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79">
            <text:p>Apropiacion a reserva legal</text:p>
          </table:table-cell>
          <table:table-cell table:number-columns-repeated="4" table:style-name="ce80"/>
          <table:table-cell office:value-type="float" office:value="15531" table:style-name="ce95">
            <text:p>15.531</text:p>
          </table:table-cell>
          <table:table-cell table:style-name="ce80"/>
          <table:table-cell office:value-type="float" office:value="-15531" table:style-name="ce95">
            <text:p>-15.531</text:p>
          </table:table-cell>
          <table:table-cell table:style-name="ce80"/>
          <table:table-cell office:value-type="float" office:value="0" table:formula="of:=SUM([.C21:.I21])" table:style-name="ce94">
            <text:p><text:s/>-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79">
            <text:p>Correccion de errores de anios anteriores</text:p>
          </table:table-cell>
          <table:table-cell table:number-columns-repeated="6" table:style-name="ce79"/>
          <table:table-cell office:value-type="float" office:value="119209" table:style-name="ce96">
            <text:p><text:s/>119.209<text:s/></text:p>
          </table:table-cell>
          <table:table-cell table:style-name="ce79"/>
          <table:table-cell office:value-type="float" office:value="119209" table:formula="of:=SUM([.C22:.I22])" table:style-name="ce94">
            <text:p><text:s/>119.209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93">
            <text:p>Otros</text:p>
          </table:table-cell>
          <table:table-cell table:number-columns-repeated="6" table:style-name="ce93"/>
          <table:table-cell office:value-type="float" office:value="39168" table:formula="of:=756809-717641" table:style-name="ce94">
            <text:p><text:s/>39.168<text:s/></text:p>
          </table:table-cell>
          <table:table-cell table:style-name="ce97"/>
          <table:table-cell office:value-type="float" office:value="39168" table:formula="of:=SUM([.C23:.I23])" table:style-name="ce94">
            <text:p><text:s/>39.168<text:s/>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office:value-type="string" table:style-name="ce86">
            <text:p>Saldos al 31 de diciembre de 2021</text:p>
          </table:table-cell>
          <table:table-cell office:value-type="float" office:value="4068200" table:formula="of:=SUM([.C17:.C23])" table:style-name="ce89">
            <text:p>4.068.200</text:p>
          </table:table-cell>
          <table:table-cell table:style-name="ce86"/>
          <table:table-cell office:value-type="float" office:value="0" table:formula="of:=SUM([.E17:.E23])" table:style-name="ce89">
            <text:p>0</text:p>
          </table:table-cell>
          <table:table-cell table:style-name="ce86"/>
          <table:table-cell office:value-type="float" office:value="119574" table:formula="of:=SUM([.G17:.G23])" table:style-name="ce89">
            <text:p>119.574</text:p>
          </table:table-cell>
          <table:table-cell table:style-name="ce86"/>
          <table:table-cell office:value-type="float" office:value="-3430965" table:formula="of:=SUM([.I17:.I23])" table:style-name="ce89">
            <text:p>-3.430.965</text:p>
          </table:table-cell>
          <table:table-cell table:style-name="ce86"/>
          <table:table-cell office:value-type="float" office:value="756809" table:formula="of:=SUM([.K17:.K23])" table:style-name="ce89">
            <text:p>756.809</text:p>
          </table:table-cell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table:style-name="ce97"/>
          <table:table-cell table:number-columns-repeated="6" table:style-name="ce93"/>
          <table:table-cell table:number-columns-repeated="3" table:style-name="ce97"/>
          <table:table-cell table:style-name="ce92"/>
          <table:table-cell table:number-columns-repeated="16372" table:style-name="ce1"/>
        </table:table-row>
        <table:table-row table:number-rows-repeated="2" table:style-name="ro5">
          <table:table-cell table:style-name="ce76"/>
          <table:table-cell table:style-name="ce79"/>
          <table:table-cell table:number-columns-repeated="9" table:style-name="ce80"/>
          <table:table-cell table:style-name="ce92"/>
          <table:table-cell table:number-columns-repeated="16372" table:style-name="ce1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number-columns-repeated="10" table:style-name="ce77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number-columns-repeated="10" table:style-name="ce98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number-columns-repeated="10" table:style-name="ce77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style-name="ce99"/>
          <table:table-cell table:number-columns-repeated="9" table:style-name="ce77"/>
          <table:table-cell table:style-name="ce76"/>
          <table:table-cell table:number-columns-repeated="16372" table:style-name="ce1"/>
        </table:table-row>
        <table:table-row table:style-name="ro5">
          <table:table-cell table:number-columns-repeated="16384"/>
        </table:table-row>
        <table:table-row table:number-rows-repeated="2" table:style-name="ro5">
          <table:table-cell table:style-name="ce76"/>
          <table:table-cell table:style-name="ce79"/>
          <table:table-cell table:number-columns-repeated="9" table:style-name="ce80"/>
          <table:table-cell table:style-name="ce76"/>
          <table:table-cell table:number-columns-repeated="16372" table:style-name="ce1"/>
        </table:table-row>
        <table:table-row table:number-rows-repeated="2" table:style-name="ro5">
          <table:table-cell table:style-name="ce76"/>
          <table:table-cell table:number-columns-repeated="5" table:style-name="ce79"/>
          <table:table-cell table:number-columns-repeated="5" table:style-name="ce80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style-name="ce99"/>
          <table:table-cell table:number-columns-repeated="9" table:style-name="ce100"/>
          <table:table-cell table:style-name="ce76"/>
          <table:table-cell table:number-columns-repeated="16372" table:style-name="ce1"/>
        </table:table-row>
        <table:table-row table:style-name="ro5">
          <table:table-cell table:number-columns-repeated="16384"/>
        </table:table-row>
        <table:table-row table:number-rows-repeated="2" table:style-name="ro5">
          <table:table-cell table:style-name="ce76"/>
          <table:table-cell table:style-name="ce79"/>
          <table:table-cell table:number-columns-repeated="9" table:style-name="ce80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number-columns-spanned="8" table:number-rows-spanned="1" table:style-name="ce103"/>
          <table:covered-table-cell table:number-columns-repeated="7"/>
          <table:table-cell table:number-columns-repeated="2" table:style-name="ce77"/>
          <table:table-cell table:style-name="ce76"/>
          <table:table-cell table:number-columns-repeated="16372" table:style-name="ce1"/>
        </table:table-row>
        <table:table-row table:style-name="ro5">
          <table:table-cell table:style-name="ce76"/>
          <table:table-cell table:style-name="ce79"/>
          <table:table-cell table:number-columns-repeated="9" table:style-name="ce80"/>
          <table:table-cell table:style-name="ce76"/>
          <table:table-cell table:number-columns-repeated="16372" table:style-name="ce1"/>
        </table:table-row>
        <table:table-row table:number-rows-repeated="1048533" table:style-name="ro5">
          <table:table-cell table:number-columns-repeated="16384"/>
        </table:table-row>
      </table:table>
      <table:table table:name="Mayor" table:style-name="ta3">
        <table:table-column table:style-name="co15" table:number-columns-repeated="16384" table:default-cell-style-name="ce1"/>
        <table:table-row table:style-name="ro1">
          <table:table-cell table:number-columns-repeated="16384"/>
        </table:table-row>
        <table:table-row table:style-name="ro8">
          <table:table-cell table:number-columns-repeated="5" table:style-name="ce1"/>
          <table:table-cell office:value-type="string" table:style-name="ce104">
            <text:p>LIBRO MAYOR - CUENTA</text:p>
          </table:table-cell>
          <table:table-cell table:number-columns-repeated="3" table:style-name="ce1"/>
          <table:table-cell office:value-type="string" table:style-name="ce105">
            <text:p>Página:</text:p>
          </table:table-cell>
          <table:table-cell office:value-type="float" office:value="1" table:style-name="ce106">
            <text:p>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105">
            <text:p>Fecha:</text:p>
          </table:table-cell>
          <table:table-cell office:value-type="date" office:date-value="2021-09-24T00:00:00" table:style-name="ce107">
            <text:p>24-sep-202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08">
            <text:p>Desde:</text:p>
          </table:table-cell>
          <table:table-cell office:value-type="string" table:style-name="ce109">
            <text:p>Ene/2021</text:p>
          </table:table-cell>
          <table:table-cell office:value-type="string" table:style-name="ce108">
            <text:p>Hasta:</text:p>
          </table:table-cell>
          <table:table-cell office:value-type="string" table:style-name="ce109">
            <text:p>Ago/2021</text:p>
          </table:table-cell>
          <table:table-cell table:style-name="ce1"/>
          <table:table-cell office:value-type="time" office:time-value="PT15H56M59S" table:style-name="ce110">
            <text:p>03:56:59 PM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05">
            <text:p>Usuario:</text:p>
          </table:table-cell>
          <table:table-cell office:value-type="string" table:style-name="ce111">
            <text:p>JBRAV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12">
            <text:p>Compañía:</text:p>
          </table:table-cell>
          <table:table-cell office:value-type="string" table:style-name="ce109">
            <text:p>03 LINKOTEL</text:p>
          </table:table-cell>
          <table:table-cell table:style-name="ce1"/>
          <table:table-cell office:value-type="string" table:style-name="ce112">
            <text:p>División:</text:p>
          </table:table-cell>
          <table:table-cell office:value-type="string" table:style-name="ce109">
            <text:p>01 GUAYAQUIL</text:p>
          </table:table-cell>
          <table:table-cell table:style-name="ce1"/>
          <table:table-cell office:value-type="string" table:style-name="ce112">
            <text:p>Sucursal:</text:p>
          </table:table-cell>
          <table:table-cell office:value-type="string" table:style-name="ce109">
            <text:p>01 GUAYAQUIL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3">
            <text:p>CC-Fase</text:p>
          </table:table-cell>
          <table:table-cell table:style-name="ce1"/>
          <table:table-cell office:value-type="string" table:style-name="ce114">
            <text:p>Compr</text:p>
          </table:table-cell>
          <table:table-cell office:value-type="string" table:style-name="ce114">
            <text:p>F. Contab.</text:p>
          </table:table-cell>
          <table:table-cell table:style-name="ce1"/>
          <table:table-cell office:value-type="string" table:style-name="ce115">
            <text:p>Detalle Movimiento</text:p>
          </table:table-cell>
          <table:table-cell table:number-columns-repeated="2" table:style-name="ce1"/>
          <table:table-cell office:value-type="string" table:style-name="ce105">
            <text:p>Débito</text:p>
          </table:table-cell>
          <table:table-cell office:value-type="string" table:style-name="ce105">
            <text:p>Crédito</text:p>
          </table:table-cell>
          <table:table-cell office:value-type="string" table:style-name="ce105">
            <text:p>Saldo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10101 <text:s text:c="2"/>CAPITAL SOCIA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3661400" table:style-name="ce117">
            <text:p>-3.661.400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11">
            <text:p>EN-16</text:p>
          </table:table-cell>
          <table:table-cell office:value-type="date" office:date-value="2021-01-29T00:00:00" table:style-name="ce118">
            <text:p>29-ene-21</text:p>
          </table:table-cell>
          <table:table-cell office:value-type="string" table:style-name="ce116">
            <text:p>Registro.- Contabilizacion Aumento de Capital segun registro mercantil numero 16.729</text:p>
          </table:table-cell>
          <table:table-cell table:number-columns-repeated="4" table:style-name="ce1"/>
          <table:table-cell office:value-type="float" office:value="406799" table:style-name="ce119">
            <text:p>-406.799,00</text:p>
          </table:table-cell>
          <table:table-cell office:value-type="float" office:value="-4068199" table:style-name="ce117">
            <text:p>-4.068.199,00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3661400" table:style-name="ce120">
            <text:p>-3.661.400,00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406799" table:style-name="ce120">
            <text:p>406.799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4068199" table:style-name="ce120">
            <text:p>-4.068.199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10102 <text:s text:c="2"/>APORTE PARA FUTURAS CAPITALIZACION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406799.86" table:style-name="ce117">
            <text:p>-406.799,8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11">
            <text:p>EN-16</text:p>
          </table:table-cell>
          <table:table-cell office:value-type="date" office:date-value="2021-01-29T00:00:00" table:style-name="ce118">
            <text:p>29-ene-21</text:p>
          </table:table-cell>
          <table:table-cell office:value-type="string" table:style-name="ce116">
            <text:p>Registro.- Contabilizacion Aumento de Capital segun registro mercantil numero 16.729</text:p>
          </table:table-cell>
          <table:table-cell table:number-columns-repeated="3" table:style-name="ce1"/>
          <table:table-cell office:value-type="float" office:value="406799.86" table:style-name="ce117">
            <text:p>406.799,86<text:s/></text:p>
          </table:table-cell>
          <table:table-cell table:style-name="ce1"/>
          <table:table-cell office:value-type="float" office:value="0" table:style-name="ce11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406799.86" table:style-name="ce120">
            <text:p>-406.799,86</text:p>
          </table:table-cell>
          <table:table-cell office:value-type="string" table:style-name="ce105">
            <text:p>Débito</text:p>
          </table:table-cell>
          <table:table-cell office:value-type="float" office:value="406799.86" table:style-name="ce120">
            <text:p>406.799,86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0" table:style-name="ce120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20101 <text:s text:c="2"/>RESERVA LEGA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104043.49" table:style-name="ce117">
            <text:p>-104.043,4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11">
            <text:p>AB-9</text:p>
          </table:table-cell>
          <table:table-cell office:value-type="date" office:date-value="2021-04-23T00:00:00" table:style-name="ce118">
            <text:p>23-abr-21</text:p>
          </table:table-cell>
          <table:table-cell office:value-type="string" table:style-name="ce116">
            <text:p>Registro.- Acta Junta General aprobacion del 10% de Reserva Legal realizada el 20 de Abril 2021</text:p>
          </table:table-cell>
          <table:table-cell table:number-columns-repeated="4" table:style-name="ce1"/>
          <table:table-cell office:value-type="float" office:value="15530.68" table:style-name="ce119">
            <text:p>-15.530,68</text:p>
          </table:table-cell>
          <table:table-cell office:value-type="float" office:value="-119574.17" table:style-name="ce117">
            <text:p>-119.574,17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104043.49" table:style-name="ce120">
            <text:p>-104.043,49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15530.68" table:style-name="ce120">
            <text:p>15.530,68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119574.17" table:style-name="ce120">
            <text:p>-119.574,1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07 <text:s text:c="2"/>RESULTADOS EJERCICIO ANTERIORES AÑO 201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406199.38" table:style-name="ce117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406199.38" table:style-name="ce117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406199.38" table:style-name="ce120">
            <text:p>406.199,38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406199.38" table:style-name="ce120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08 <text:s text:c="2"/>RESULTADOS EJERCICIO ANTERIORES AÑO 20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548650.27" table:style-name="ce117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548650.27" table:style-name="ce117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548650.27" table:style-name="ce120">
            <text:p>548.650,27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548650.27" table:style-name="ce120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09 <text:s text:c="2"/>RESULTADOS EJERCICIO ANTERIORES AÑO 201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482212.51" table:style-name="ce117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482212.51" table:style-name="ce117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482212.51" table:style-name="ce120">
            <text:p>482.212,51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482212.51" table:style-name="ce120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0 <text:s text:c="2"/>RESULTADOS EJERCICIO ANTERIORES AÑO 201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437216.22" table:style-name="ce117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437216.22" table:style-name="ce117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437216.22" table:style-name="ce120">
            <text:p>437.216,22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437216.22" table:style-name="ce120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1 <text:s text:c="2"/>RESULTADOS EJERCICIO ANTERIORES AÑO 201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353403" table:style-name="ce117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353403" table:style-name="ce117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353403" table:style-name="ce120">
            <text:p>353.403,00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353403" table:style-name="ce120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2 <text:s text:c="2"/>RESULTADOS EJERCICIO ANTERIORES AÑO 201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1071428.78" table:style-name="ce117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1071428.78" table:style-name="ce117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1071428.78" table:style-name="ce120">
            <text:p>1.071.428,78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1071428.78" table:style-name="ce120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3 <text:s text:c="2"/>RESULTADOS EJERCICIO ANTERIORES AÑO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587247.03" table:style-name="ce117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587247.03" table:style-name="ce117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587247.03" table:style-name="ce120">
            <text:p>587.247,03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587247.03" table:style-name="ce120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4 <text:s text:c="2"/>RESULTADOS EJERCICIO ANTERIORES AÑO 201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502401.38" table:style-name="ce117">
            <text:p>502.401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502401.38" table:style-name="ce117">
            <text:p>502.401,3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502401.38" table:style-name="ce120">
            <text:p>502.401,38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502401.38" table:style-name="ce120">
            <text:p>502.401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5 <text:s text:c="2"/>RESULTADOS EJERCICIO ANTERIORES AÑO 201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470150.81" table:style-name="ce117">
            <text:p>470.150,8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470150.81" table:style-name="ce117">
            <text:p>470.150,8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470150.81" table:style-name="ce120">
            <text:p>470.150,81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470150.81" table:style-name="ce120">
            <text:p>470.150,8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6 <text:s text:c="2"/>RESULTADOS EJERCICIO ANTERIORES AÑO 2019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885634.65" table:style-name="ce117">
            <text:p>-885.634,6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-885634.65" table:style-name="ce117">
            <text:p>-885.634,65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885634.65" table:style-name="ce120">
            <text:p>-885.634,65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885634.65" table:style-name="ce120">
            <text:p>-885.634,6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117 <text:s text:c="2"/>RESULTADOS EJERCICIO ANTERIORES AÑO 202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0" table:style-name="ce11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11">
            <text:p>AB-10</text:p>
          </table:table-cell>
          <table:table-cell office:value-type="date" office:date-value="2021-04-23T00:00:00" table:style-name="ce118">
            <text:p>23-abr-21</text:p>
          </table:table-cell>
          <table:table-cell office:value-type="string" table:style-name="ce116">
            <text:p>Registro.- Resultado del Ejercicio 2020</text:p>
          </table:table-cell>
          <table:table-cell table:number-columns-repeated="4" table:style-name="ce1"/>
          <table:table-cell office:value-type="float" office:value="139776.09" table:style-name="ce119">
            <text:p>-139.776,09</text:p>
          </table:table-cell>
          <table:table-cell office:value-type="float" office:value="-139776.09" table:style-name="ce117">
            <text:p>-139.776,0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139776.09" table:style-name="ce120">
            <text:p>139.776,09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139776.09" table:style-name="ce120">
            <text:p>-139.776,0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201 <text:s text:c="2"/>UTILIDAD/PERDIDA PRESENTE EJERCICI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155306.76999999999" table:style-name="ce117">
            <text:p>-155.306,7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11">
            <text:p>AB-9</text:p>
          </table:table-cell>
          <table:table-cell office:value-type="date" office:date-value="2021-04-23T00:00:00" table:style-name="ce118">
            <text:p>23-abr-21</text:p>
          </table:table-cell>
          <table:table-cell office:value-type="string" table:style-name="ce116">
            <text:p>Registro.- Acta Junta General aprobacion del 10% de Reserva Legal realizada el 20 de Abril 2021</text:p>
          </table:table-cell>
          <table:table-cell table:number-columns-repeated="3" table:style-name="ce1"/>
          <table:table-cell office:value-type="float" office:value="15530.68" table:style-name="ce117">
            <text:p>15.530,68<text:s/></text:p>
          </table:table-cell>
          <table:table-cell table:style-name="ce1"/>
          <table:table-cell office:value-type="float" office:value="-139776.09" table:style-name="ce117">
            <text:p>-139.776,0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11">
            <text:p>AB-10</text:p>
          </table:table-cell>
          <table:table-cell office:value-type="date" office:date-value="2021-04-23T00:00:00" table:style-name="ce118">
            <text:p>23-abr-21</text:p>
          </table:table-cell>
          <table:table-cell office:value-type="string" table:style-name="ce116">
            <text:p>Registro.- Resultado del Ejercicio 2020</text:p>
          </table:table-cell>
          <table:table-cell table:number-columns-repeated="3" table:style-name="ce1"/>
          <table:table-cell office:value-type="float" office:value="139776.09" table:style-name="ce117">
            <text:p>139.776,09<text:s/></text:p>
          </table:table-cell>
          <table:table-cell table:style-name="ce1"/>
          <table:table-cell office:value-type="float" office:value="0" table:style-name="ce11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155306.76999999999" table:style-name="ce120">
            <text:p>-155.306,77</text:p>
          </table:table-cell>
          <table:table-cell office:value-type="string" table:style-name="ce105">
            <text:p>Débito</text:p>
          </table:table-cell>
          <table:table-cell office:value-type="float" office:value="155306.76999999999" table:style-name="ce120">
            <text:p>155.306,77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0" table:style-name="ce120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30301 <text:s text:c="2"/>PROVISIONES PARA NIIF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56932.01" table:style-name="ce117">
            <text:p>56.932,0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56932.01" table:style-name="ce117">
            <text:p>56.932,0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56932.01" table:style-name="ce120">
            <text:p>56.932,01<text:s/>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56932.01" table:style-name="ce120">
            <text:p>56.932,0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3">
            <text:p>Cuenta</text:p>
          </table:table-cell>
          <table:table-cell office:value-type="string" table:style-name="ce116">
            <text:p>340101 <text:s text:c="2"/>SUPERAVIT POR REVALUACION P.P.E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4">
            <text:p>Auxiliar</text:p>
          </table:table-cell>
          <table:table-cell table:number-columns-repeated="8" table:style-name="ce1"/>
          <table:table-cell office:value-type="string" table:style-name="ce105">
            <text:p>Saldo Inicial</text:p>
          </table:table-cell>
          <table:table-cell office:value-type="float" office:value="-202047.26" table:style-name="ce117">
            <text:p>-202.047,2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1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119">
            <text:p>-0,00</text:p>
          </table:table-cell>
          <table:table-cell office:value-type="float" office:value="-202047.26" table:style-name="ce117">
            <text:p>-202.047,26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Saldo Inicial</text:p>
          </table:table-cell>
          <table:table-cell office:value-type="float" office:value="-202047.26" table:style-name="ce120">
            <text:p>-202.047,26</text:p>
          </table:table-cell>
          <table:table-cell office:value-type="string" table:style-name="ce105">
            <text:p>Débito</text:p>
          </table:table-cell>
          <table:table-cell office:value-type="float" office:value="0" table:style-name="ce120">
            <text:p>0,00<text:s/></text:p>
          </table:table-cell>
          <table:table-cell office:value-type="string" table:style-name="ce105">
            <text:p>Crédito</text:p>
          </table:table-cell>
          <table:table-cell office:value-type="float" office:value="0" table:style-name="ce120">
            <text:p>0,00<text:s/></text:p>
          </table:table-cell>
          <table:table-cell table:style-name="ce1"/>
          <table:table-cell office:value-type="string" table:style-name="ce105">
            <text:p>Saldo Final</text:p>
          </table:table-cell>
          <table:table-cell office:value-type="float" office:value="-202047.26" table:style-name="ce120">
            <text:p>-202.047,26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05"/>
          <table:table-cell table:style-name="ce121"/>
          <table:table-cell table:style-name="ce105"/>
          <table:table-cell table:style-name="ce121"/>
          <table:table-cell table:style-name="ce105"/>
          <table:table-cell table:style-name="ce121"/>
          <table:table-cell table:style-name="ce1"/>
          <table:table-cell table:style-name="ce105"/>
          <table:table-cell table:style-name="ce121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custom-shape svg:x="0.08333in" svg:y="0in" svg:width="1.625in" svg:height="0.35417in" draw:z-index="1" draw:id="id1" draw:style-name="a5" draw:name="Imagen 1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string" table:style-name="ce122">
            <text:p>N</text:p>
          </table:table-cell>
          <table:table-cell table:number-columns-repeated="5" table:style-name="ce1"/>
          <table:table-cell office:value-type="string" table:style-name="ce123">
            <text:p>rptConsContMayor.rpt</text:p>
          </table:table-cell>
          <table:table-cell table:number-columns-repeated="16373"/>
        </table:table-row>
        <table:table-row table:number-rows-repeated="1048437" table:style-name="ro1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CARATULA" table:style-name="ta4">
        <table:table-source xlink:href="file:///C:/Users/Carlos%20Almeida/Documents/GitHub/LINKOTEL-2020/FASE%20III%20-%20Informes/9320%20Informe%20de%20auditoria/Informe%20de%20auditoria,%20Linkotel%202020.xls" table:table-name="CARATUL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INDICE" table:style-name="ta4">
        <table:table-source xlink:href="file:///C:/Users/Carlos%20Almeida/Documents/GitHub/LINKOTEL-2020/FASE%20III%20-%20Informes/9320%20Informe%20de%20auditoria/Informe%20de%20auditoria,%20Linkotel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OPINION" table:style-name="ta4">
        <table:table-source xlink:href="file:///C:/Users/Carlos%20Almeida/Documents/GitHub/LINKOTEL-2020/FASE%20III%20-%20Informes/9320%20Informe%20de%20auditoria/Informe%20de%20auditoria,%20Linkotel%202020.xls" table:table-name="OPIN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ESTADO_SIT__Y_RESULTADOS_2020" table:style-name="ta4">
        <table:table-source xlink:href="file:///C:/Users/Carlos%20Almeida/Documents/GitHub/LINKOTEL-2020/FASE%20III%20-%20Informes/9320%20Informe%20de%20auditoria/Informe%20de%20auditoria,%20Linkotel%202020.xls" table:table-name="ESTADO_SIT__Y_RESULTADOS_2020" table:mode="copy-results-only"/>
        <table:table-column/>
        <table:table-row table:number-rows-repeated="119">
          <table:table-cell table:number-columns-repeated="16384"/>
        </table:table-row>
        <table:table-row>
          <table:table-cell table:number-columns-repeated="3"/>
          <table:table-cell office:value-type="float" office:value="155307"/>
          <table:table-cell table:number-columns-repeated="16380"/>
        </table:table-row>
        <table:table-row table:number-rows-repeated="1048456">
          <table:table-cell table:number-columns-repeated="16380"/>
        </table:table-row>
      </table:table>
      <table:table table:name="'file:///C:/Users/Carlos%20Almeida/Documents/GitHub/LINKOTEL-2020/FASE%20III%20-%20Informes/9320%20Informe%20de%20auditoria/Informe%20de%20auditoria,%20Linkotel%202020.xls'#ESTADO_CAMB__PATRIMONIO_2020" table:style-name="ta4">
        <table:table-source xlink:href="file:///C:/Users/Carlos%20Almeida/Documents/GitHub/LINKOTEL-2020/FASE%20III%20-%20Informes/9320%20Informe%20de%20auditoria/Informe%20de%20auditoria,%20Linkotel%202020.xls" table:table-name="ESTADO_CAMB__PATRIMONIO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ESTADO_FLUJOS_2020" table:style-name="ta4">
        <table:table-source xlink:href="file:///C:/Users/Carlos%20Almeida/Documents/GitHub/LINKOTEL-2020/FASE%20III%20-%20Informes/9320%20Informe%20de%20auditoria/Informe%20de%20auditoria,%20Linkotel%202020.xls" table:table-name="ESTADO_FLUJO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ACTIVOS_FIJOS_2020" table:style-name="ta4">
        <table:table-source xlink:href="file:///C:/Users/Carlos%20Almeida/Documents/GitHub/LINKOTEL-2020/FASE%20III%20-%20Informes/9320%20Informe%20de%20auditoria/Informe%20de%20auditoria,%20Linkotel%202020.xls" table:table-name="ACTIVOS_FIJO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NOTAS_2020" table:style-name="ta4">
        <table:table-source xlink:href="file:///C:/Users/Carlos%20Almeida/Documents/GitHub/LINKOTEL-2020/FASE%20III%20-%20Informes/9320%20Informe%20de%20auditoria/Informe%20de%20auditoria,%20Linkotel%202020.xls" table:table-name="NOTAS_2020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Verdana" svg:font-family="Verdana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"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">
      <number:day number:style="long"/>
      <number:text>-</number:text>
      <number:month number:textual="true"/>
      <number:text>-</number:text>
      <number:year/>
    </number:date-style>
    <number:number-style style:name="N40P0">
      <number:text>-</number:text>
      <number:number number:decimal-places="2" number:min-decimal-places="2" number:min-integer-digits="1" number:grouping="true"/>
    </number:number-style>
    <number:number-style style:name="N40">
      <number:number number:decimal-places="2" number:min-decimal-places="2" number:min-integer-digits="1" number:grouping="true"/>
      <number:text> </number:text>
      <style:map style:condition="value()&gt;=0" style:apply-style-name="N40P0"/>
    </number:number-style>
    <number:number-style style:name="N41P0">
      <number:number number:decimal-places="0" number:min-decimal-places="0" number:min-integer-digits="1" number:grouping="true"/>
    </number:number-style>
    <number:number-style style:name="N41">
      <number:text>-</number:text>
      <number:number number:decimal-places="0" number:min-decimal-places="0" number:min-integer-digits="1" number:grouping="true"/>
      <style:map style:condition="value()&gt;=0" style:apply-style-name="N41P0"/>
    </number:number-style>
    <number:number-style style:name="N42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2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2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0" number:min-decimal-places="0" number:min-integer-digits="1">
        <number:embedded-text number:position="0"> </number:embedded-text>
      </number:number>
    </number:number-style>
    <number:number-style style:name="N43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43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decimal-places="0" number:min-integer-digits="1">
        <number:embedded-text number:position="0"> </number:embedded-text>
      </number:number>
    </number:number-style>
    <number:number-style style:name="N44"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4P0"/>
    </number:number-style>
    <number:date-style style:name="N45">
      <number:day number:style="long"/>
      <number:text>/</number:text>
      <number:month number:style="long"/>
      <number:text>/</number:text>
      <number:year number:style="long"/>
    </number:date-style>
    <number:percentage-style style:name="N46">
      <number:number number:decimal-places="2" number:min-decimal-places="2" number:min-integer-digits="1"/>
      <number:text> %</number:text>
    </number:percentage-style>
    <number:number-style style:name="N47P0">
      <number:number number:decimal-places="2" number:min-decimal-places="2" number:min-integer-digits="1" number:grouping="true"/>
      <number:text> </number:text>
    </number:number-style>
    <number:number-style style:name="N47P1">
      <number:text>(</number:text>
      <number:number number:decimal-places="2" number:min-decimal-places="2" number:min-integer-digits="1" number:grouping="true"/>
      <number:text>)</number:text>
    </number:number-style>
    <number:number-style style:name="N47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text> </number:text>
      <number:number number:decimal-places="2" number:min-decimal-places="2" number:min-integer-digits="1" number:grouping="true"/>
      <number:text> </number:text>
    </number:number-style>
    <number:number-style style:name="N48P1">
      <number:text>-</number:text>
      <number:number number:decimal-places="2" number:min-decimal-places="2" number:min-integer-digits="1" number:grouping="true"/>
      <number:text> </number:text>
    </number:number-style>
    <number:number-style style:name="N48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percentage-style style:name="N49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50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5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8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50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ara Macias</meta:initial-creator>
    <dc:creator>Carlos Almeida</dc:creator>
    <meta:creation-date>2020-10-19T12:23:50Z</meta:creation-date>
    <dc:date>2022-04-18T18:08:38Z</dc:date>
    <meta:editing-cycles>8</meta:editing-cycles>
    <meta:editing-duration>PT3497S</meta:editing-duration>
  </office:meta>
</office:document-meta>
</file>